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404040" style:font-name="SFMono-Regular" fo:font-size="9pt" fo:letter-spacing="normal" fo:font-style="normal" fo:font-weight="normal" officeooo:paragraph-rsid="00109005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666666" style:font-name="SFMono-Regular" fo:font-size="9pt" fo:letter-spacing="normal" fo:font-style="normal" fo:font-weight="normal" officeooo:paragraph-rsid="00109005"/>
    </style:style>
    <style:style style:name="P4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6a9955" style:font-name="Droid Sans Mono" fo:font-size="10.5pt" fo:font-weight="normal" fo:background-color="#1e1e1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color="#666666"/>
    </style:style>
    <style:style style:name="T2" style:family="text">
      <style:text-properties fo:color="#666666" style:font-name="Open Sans" fo:font-size="10.5pt" fo:font-weight="bold"/>
    </style:style>
    <style:style style:name="T3" style:family="text">
      <style:text-properties officeooo:rsid="001254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oser create-project symfony/skeleton:"6.1.*" /home/enricog/Documents/symfonyeg</text:p>
      <text:p text:style-name="P2"/>
      <text:p text:style-name="P1"><text:span text:style-name="T2">Consumer Key</text:span><text:span text:style-name="T1"> u5ie9ryslhh5i7bifxwe7iun4hrpzj37</text:span></text:p>
      <text:p text:style-name="P3"/>
      <text:p text:style-name="P1"><text:span text:style-name="T2">Consumer Secret </text:span><text:span text:style-name="T1">bh0x7amn8pq46u915sndt5fmfh2tyah1</text:span></text:p>
      <text:p text:style-name="P3"/>
      <text:p text:style-name="P3"/>
      <text:p text:style-name="P2"><text:span text:style-name="T3">access token </text:span><text:s/>gg0u1xclk8yyufk3a4icg0krm3p5cvpq</text:p>
      <text:p text:style-name="P2"/>
      <text:p text:style-name="P2"><text:span text:style-name="T3">access token secret <text:s/></text:span>7cplvxbh5c0d3ebf7gdtdsqf63be0p5e</text:p>
      <text:p text:style-name="P2"/>
      <text:p text:style-name="P5">//$prova="prova";</text:p>
      <text:p text:style-name="P4">//print_r("inviata richiesta get");</text:p>
      <text:p text:style-name="P4">/* $form = $this-&gt;createFormBuilder() //$task</text:p>
      <text:p text:style-name="P4">-&gt;add('nome', TextType::class)</text:p>
      <text:p text:style-name="P4">-&gt;add('cognome', TextType::class)</text:p>
      <text:p text:style-name="P4">-&gt;add('ticketid', TextType::class)</text:p>
      <text:p text:style-name="P4">-&gt;add('email', TextType::class)</text:p>
      <text:p text:style-name="P4">-&gt;add('save', SubmitType::class, ['label' =&gt; 'Create Task'])</text:p>
      <text:p text:style-name="P4">-&gt;getForm();</text:p>
      <text:p text:style-name="P4">return $this-&gt;renderForm('ticket/insert.html.twig', [</text:p>
      <text:p text:style-name="P4">'arrayform' =&gt; $form</text:p>
      <text:p text:style-name="P4">]); */</text:p>
      <text:p text:style-name="P4">// $response = $this-&gt;client-&gt;request(</text:p>
      <text:p text:style-name="P4">// 'GET', //bisogna aggiungere il rest</text:p>
      <text:p text:style-name="P4">// 'https://enrico.reflexmania.it/rest/V1/ticket/'</text:p>
      <text:p text:style-name="P4">// );</text:p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09:29:42.877417364</meta:creation-date>
    <dc:date>2022-09-19T19:31:06.591695381</dc:date>
    <meta:editing-duration>PT5H18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63" meta:character-count="781" meta:non-whitespace-character-count="737"/>
  </office:meta>
</office:document-meta>
</file>